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ato Black" svg:font-family="'Lato Black'" style:font-adornments="Regular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7138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0.7972in"/>
    </style:style>
    <style:style style:name="co4" style:family="table-column">
      <style:table-column-properties fo:break-before="auto" style:column-width="0.9165in"/>
    </style:style>
    <style:style style:name="co5" style:family="table-column">
      <style:table-column-properties fo:break-before="auto" style:column-width="1.048in"/>
    </style:style>
    <style:style style:name="co6" style:family="table-column">
      <style:table-column-properties fo:break-before="auto" style:column-width="0.88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4e102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ato Black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fo:background-color="#2a6099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ato Blac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ans Condense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65095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ato Black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ans Condens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4e102d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ato Black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3cac7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ans Condens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2">
      <style:table-cell-properties fo:border-bottom="0.74pt solid #000000" fo:background-color="#b3cac7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ans Condens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fo:background-color="#4e102d" style:text-align-source="fix" style:repeat-content="false" fo:border="0.74pt solid #000000" style:vertical-align="middle"/>
      <style:paragraph-properties fo:text-align="center" fo:margin-left="0in"/>
      <style:text-properties style:font-name="Lato Black"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in"/>
      <style:text-properties style:font-name="DejaVu Sans Condensed"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DejaVu Sans Condensed" fo:font-weight="bold" style:font-weight-asian="bold" style:font-weight-complex="bold"/>
    </style:style>
    <style:style style:name="ce17" style:family="table-cell" style:parent-style-name="Default">
      <style:table-cell-properties fo:background-color="#4e102d" style:text-align-source="fix" style:repeat-content="false" fo:border="0.74pt solid #000000" style:vertical-align="middle"/>
      <style:paragraph-properties fo:text-align="center" fo:margin-left="0in"/>
      <style:text-properties style:font-name="Lato Black" fo:font-weight="bold" style:font-weight-asian="bold" style:font-weight-complex="bold"/>
    </style:style>
    <style:style style:name="ce18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in"/>
      <style:text-properties style:font-name="DejaVu Sans Condensed"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33333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0091in" svg:height="5.0315in" svg:x="11.3224in" svg:y="1.3248in">
            <draw:object draw:notify-on-update-of-ranges="Sheet1.C1:Sheet1.C1 Sheet1.C2:Sheet1.C31 Sheet1.D1:Sheet1.D1 Sheet1.D2:Sheet1.D31 Sheet1.E1:Sheet1.E1 Sheet1.E2:Sheet1.E31 Sheet1.F1:Sheet1.F1 Sheet1.F2:Sheet1.F31 Sheet1.G1:Sheet1.G1 Sheet1.G2:Sheet1.G31 Sheet1.H1:Sheet1.H1 Sheet1.H2:Sheet1.H31 Sheet1.I1:Sheet1.I1 Sheet1.I2:Sheet1.I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0"/>
        <table:table-column table:style-name="co3" table:default-cell-style-name="ce20"/>
        <table:table-column table:style-name="co3" table:default-cell-style-name="Default"/>
        <table:table-column table:style-name="co1" table:default-cell-style-name="ce20"/>
        <table:table-column table:style-name="co3" table:default-cell-style-name="ce20"/>
        <table:table-column table:style-name="co1" table:number-columns-repeated="3" table:default-cell-style-name="ce20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6"/>
        <table:table-column table:style-name="co2" table:default-cell-style-name="ce16"/>
        <table:table-column table:style-name="co2" table:default-cell-style-name="ce20"/>
        <table:table-column table:style-name="co2" table:number-columns-repeated="5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Bangla</text:p>
          </table:table-cell>
          <table:table-cell table:style-name="ce7" office:value-type="string" calcext:value-type="string">
            <text:p>English</text:p>
          </table:table-cell>
          <table:table-cell table:style-name="ce7" office:value-type="string" calcext:value-type="string">
            <text:p>Physics</text:p>
          </table:table-cell>
          <table:table-cell table:style-name="ce7" office:value-type="string" calcext:value-type="string">
            <text:p>Chemistry</text:p>
          </table:table-cell>
          <table:table-cell table:style-name="ce7" office:value-type="string" calcext:value-type="string">
            <text:p>Math</text:p>
          </table:table-cell>
          <table:table-cell table:style-name="ce7" office:value-type="string" calcext:value-type="string">
            <text:p>Biology</text:p>
          </table:table-cell>
          <table:table-cell table:style-name="ce7" office:value-type="string" calcext:value-type="string">
            <text:p>ICT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Average</text:p>
          </table:table-cell>
          <table:table-cell table:style-name="ce14" office:value-type="string" calcext:value-type="string">
            <text:p>GRADE</text:p>
          </table:table-cell>
          <table:table-cell table:style-name="ce17" office:value-type="string" calcext:value-type="string">
            <text:p>Rank</text:p>
          </table:table-cell>
          <table:table-cell table:style-name="ce20"/>
          <table:table-cell table:style-name="ce6"/>
          <table:table-cell table:style-name="ce20"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Ayaan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80" calcext:value-type="float">
            <text:p>80</text:p>
          </table:table-cell>
          <table:table-cell table:style-name="ce11" table:formula="of:=SUM([.C2:.I2])" office:value-type="float" office:value="589" calcext:value-type="float">
            <text:p>589</text:p>
          </table:table-cell>
          <table:table-cell table:style-name="ce12" table:formula="of:=AVERAGE([.C2:.I2])" office:value-type="float" office:value="84.1428571428571" calcext:value-type="float">
            <text:p>84.14</text:p>
          </table:table-cell>
          <table:table-cell table:style-name="ce15" table:formula="of:=IF([.K2] &gt;= 80; &quot;A+&quot;; IF([.K2] &gt;= 70; &quot;A&quot;; IF([.K2] &gt;= 60; &quot;B&quot;; IF([.K2] &gt;= 50; &quot;C&quot;;IF([.K2] &gt;=33; &quot;D&quot;; IF([.K2] &gt;= 0; &quot;Fail&quot;))))))" office:value-type="string" office:string-value="A+" calcext:value-type="string">
            <text:p>A+</text:p>
          </table:table-cell>
          <table:table-cell table:style-name="ce18" table:formula="of:=RANK([.I2];[.I$2:.I$31])" office:value-type="float" office:value="11" calcext:value-type="float">
            <text:p>11</text:p>
          </table:table-cell>
          <table:table-cell table:style-name="ce20"/>
          <table:table-cell table:style-name="ce35"/>
          <table:table-cell table:style-name="ce20" table:number-columns-repeated="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Rayan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38" calcext:value-type="float">
            <text:p>38</text:p>
          </table:table-cell>
          <table:table-cell table:style-name="ce11" table:formula="of:=SUM([.C3:.I3])" office:value-type="float" office:value="318" calcext:value-type="float">
            <text:p>318</text:p>
          </table:table-cell>
          <table:table-cell table:style-name="ce12" table:formula="of:=AVERAGE([.C3:.I3])" office:value-type="float" office:value="45.4285714285714" calcext:value-type="float">
            <text:p>45.43</text:p>
          </table:table-cell>
          <table:table-cell table:style-name="ce15" table:formula="of:=IF([.K3] &gt;= 80; &quot;A+&quot;; IF([.K3] &gt;= 70; &quot;A&quot;; IF([.K3] &gt;= 60; &quot;B&quot;; IF([.K3] &gt;= 50; &quot;C&quot;;IF([.K3] &gt;=33; &quot;D&quot;; IF([.K3] &gt;= 0; &quot;Fail&quot;))))))" office:value-type="string" office:string-value="D" calcext:value-type="string">
            <text:p>D</text:p>
          </table:table-cell>
          <table:table-cell table:style-name="ce18" table:formula="of:=RANK([.I3];[.I$2:.I$31])" office:value-type="float" office:value="23" calcext:value-type="float">
            <text:p>23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Zoya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4" calcext:value-type="float">
            <text:p>94</text:p>
          </table:table-cell>
          <table:table-cell table:style-name="ce11" table:formula="of:=SUM([.C4:.I4])" office:value-type="float" office:value="633" calcext:value-type="float">
            <text:p>633</text:p>
          </table:table-cell>
          <table:table-cell table:style-name="ce12" table:formula="of:=AVERAGE([.C4:.I4])" office:value-type="float" office:value="90.4285714285714" calcext:value-type="float">
            <text:p>90.43</text:p>
          </table:table-cell>
          <table:table-cell table:style-name="ce15" table:formula="of:=IF([.K4] &gt;= 80; &quot;A+&quot;; IF([.K4] &gt;= 70; &quot;A&quot;; IF([.K4] &gt;= 60; &quot;B&quot;; IF([.K4] &gt;= 50; &quot;C&quot;;IF([.K4] &gt;=33; &quot;D&quot;; IF([.K4] &gt;= 0; &quot;Fail&quot;))))))" office:value-type="string" office:string-value="A+" calcext:value-type="string">
            <text:p>A+</text:p>
          </table:table-cell>
          <table:table-cell table:style-name="ce18" table:formula="of:=RANK([.I4];[.I$2:.I$31])" office:value-type="float" office:value="3" calcext:value-type="float">
            <text:p>3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Arya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66" calcext:value-type="float">
            <text:p>66</text:p>
          </table:table-cell>
          <table:table-cell table:style-name="ce11" table:formula="of:=SUM([.C5:.I5])" office:value-type="float" office:value="452" calcext:value-type="float">
            <text:p>452</text:p>
          </table:table-cell>
          <table:table-cell table:style-name="ce12" table:formula="of:=AVERAGE([.C5:.I5])" office:value-type="float" office:value="64.5714285714286" calcext:value-type="float">
            <text:p>64.57</text:p>
          </table:table-cell>
          <table:table-cell table:style-name="ce15" table:formula="of:=IF([.K5] &gt;= 80; &quot;A+&quot;; IF([.K5] &gt;= 70; &quot;A&quot;; IF([.K5] &gt;= 60; &quot;B&quot;; IF([.K5] &gt;= 50; &quot;C&quot;;IF([.K5] &gt;=33; &quot;D&quot;; IF([.K5] &gt;= 0; &quot;Fail&quot;))))))" office:value-type="string" office:string-value="B" calcext:value-type="string">
            <text:p>B</text:p>
          </table:table-cell>
          <table:table-cell table:style-name="ce18" table:formula="of:=RANK([.I5];[.I$2:.I$31])" office:value-type="float" office:value="18" calcext:value-type="float">
            <text:p>18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Nair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table:style-name="ce11" table:formula="of:=SUM([.C6:.I6])" office:value-type="float" office:value="165" calcext:value-type="float">
            <text:p>165</text:p>
          </table:table-cell>
          <table:table-cell table:style-name="ce12" table:formula="of:=AVERAGE([.C6:.I6])" office:value-type="float" office:value="23.5714285714286" calcext:value-type="float">
            <text:p>23.57</text:p>
          </table:table-cell>
          <table:table-cell table:style-name="ce15" table:formula="of:=IF([.K6] &gt;= 80; &quot;A+&quot;; IF([.K6] &gt;= 70; &quot;A&quot;; IF([.K6] &gt;= 60; &quot;B&quot;; IF([.K6] &gt;= 50; &quot;C&quot;;IF([.K6] &gt;=33; &quot;D&quot;; IF([.K6] &gt;= 0; &quot;Fail&quot;;))))))" office:value-type="string" office:string-value="Fail" calcext:value-type="string">
            <text:p>Fail</text:p>
          </table:table-cell>
          <table:table-cell table:style-name="ce18" table:formula="of:=RANK([.I6];[.I$2:.I$31])" office:value-type="float" office:value="28" calcext:value-type="float">
            <text:p>28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Kabir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3" calcext:value-type="float">
            <text:p>93</text:p>
          </table:table-cell>
          <table:table-cell table:style-name="ce11" table:formula="of:=SUM([.C7:.I7])" office:value-type="float" office:value="655" calcext:value-type="float">
            <text:p>655</text:p>
          </table:table-cell>
          <table:table-cell table:style-name="ce12" table:formula="of:=AVERAGE([.C7:.I7])" office:value-type="float" office:value="93.5714285714286" calcext:value-type="float">
            <text:p>93.57</text:p>
          </table:table-cell>
          <table:table-cell table:style-name="ce15" table:formula="of:=IF([.K7] &gt;= 80; &quot;A+&quot;; IF([.K7] &gt;= 70; &quot;A&quot;; IF([.K7] &gt;= 60; &quot;B&quot;; IF([.K7] &gt;= 50; &quot;C&quot;;IF([.K7] &gt;=33; &quot;D&quot;; IF([.K7] &gt;= 0; &quot;Fail&quot;))))))" office:value-type="string" office:string-value="A+" calcext:value-type="string">
            <text:p>A+</text:p>
          </table:table-cell>
          <table:table-cell table:style-name="ce18" table:formula="of:=RANK([.I7];[.I$2:.I$31])" office:value-type="float" office:value="4" calcext:value-type="float">
            <text:p>4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Alisha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49" calcext:value-type="float">
            <text:p>49</text:p>
          </table:table-cell>
          <table:table-cell table:style-name="ce11" table:formula="of:=SUM([.C8:.I8])" office:value-type="float" office:value="369" calcext:value-type="float">
            <text:p>369</text:p>
          </table:table-cell>
          <table:table-cell table:style-name="ce12" table:formula="of:=AVERAGE([.C8:.I8])" office:value-type="float" office:value="52.7142857142857" calcext:value-type="float">
            <text:p>52.71</text:p>
          </table:table-cell>
          <table:table-cell table:style-name="ce15" table:formula="of:=IF([.K8] &gt;= 80; &quot;A+&quot;; IF([.K8] &gt;= 70; &quot;A&quot;; IF([.K8] &gt;= 60; &quot;B&quot;; IF([.K8] &gt;= 50; &quot;C&quot;;IF([.K8] &gt;=33; &quot;D&quot;; IF([.K8] &gt;= 0; &quot;Fail&quot;))))))" office:value-type="string" office:string-value="C" calcext:value-type="string">
            <text:p>C</text:p>
          </table:table-cell>
          <table:table-cell table:style-name="ce18" table:formula="of:=RANK([.I8];[.I$2:.I$31])" office:value-type="float" office:value="22" calcext:value-type="float">
            <text:p>22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Hadi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80" calcext:value-type="float">
            <text:p>80</text:p>
          </table:table-cell>
          <table:table-cell table:style-name="ce11" table:formula="of:=SUM([.C9:.I9])" office:value-type="float" office:value="557" calcext:value-type="float">
            <text:p>557</text:p>
          </table:table-cell>
          <table:table-cell table:style-name="ce12" table:formula="of:=AVERAGE([.C9:.I9])" office:value-type="float" office:value="79.5714285714286" calcext:value-type="float">
            <text:p>79.57</text:p>
          </table:table-cell>
          <table:table-cell table:style-name="ce15" table:formula="of:=IF([.K9] &gt;= 80; &quot;A+&quot;; IF([.K9] &gt;= 70; &quot;A&quot;; IF([.K9] &gt;= 60; &quot;B&quot;; IF([.K9] &gt;= 50; &quot;C&quot;;IF([.K9] &gt;=33; &quot;D&quot;; IF([.K9] &gt;= 0; &quot;Fail&quot;))))))" office:value-type="string" office:string-value="A" calcext:value-type="string">
            <text:p>A</text:p>
          </table:table-cell>
          <table:table-cell table:style-name="ce18" table:formula="of:=RANK([.I9];[.I$2:.I$31])" office:value-type="float" office:value="11" calcext:value-type="float">
            <text:p>11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Zahra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7" calcext:value-type="float">
            <text:p>87</text:p>
          </table:table-cell>
          <table:table-cell table:style-name="ce11" table:formula="of:=SUM([.C10:.I10])" office:value-type="float" office:value="589" calcext:value-type="float">
            <text:p>589</text:p>
          </table:table-cell>
          <table:table-cell table:style-name="ce12" table:formula="of:=AVERAGE([.C10:.I10])" office:value-type="float" office:value="84.1428571428571" calcext:value-type="float">
            <text:p>84.14</text:p>
          </table:table-cell>
          <table:table-cell table:style-name="ce15" table:formula="of:=IF([.K10] &gt;= 80; &quot;A+&quot;; IF([.K10] &gt;= 70; &quot;A&quot;; IF([.K10] &gt;= 60; &quot;B&quot;; IF([.K10] &gt;= 50; &quot;C&quot;;IF([.K10] &gt;=33; &quot;D&quot;; IF([.K10] &gt;= 0; &quot;Fail&quot;))))))" office:value-type="string" office:string-value="A+" calcext:value-type="string">
            <text:p>A+</text:p>
          </table:table-cell>
          <table:table-cell table:style-name="ce18" table:formula="of:=RANK([.I10];[.I$2:.I$31])" office:value-type="float" office:value="8" calcext:value-type="float">
            <text:p>8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Ehan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style-name="ce11" table:formula="of:=SUM([.C11:.I11])" office:value-type="float" office:value="220" calcext:value-type="float">
            <text:p>220</text:p>
          </table:table-cell>
          <table:table-cell table:style-name="ce12" table:formula="of:=AVERAGE([.C11:.I11])" office:value-type="float" office:value="31.4285714285714" calcext:value-type="float">
            <text:p>31.43</text:p>
          </table:table-cell>
          <table:table-cell table:style-name="ce30" table:formula="of:=IF([.K11] &gt;= 80; &quot;A+&quot;; IF([.K11] &gt;= 70; &quot;A&quot;; IF([.K11] &gt;= 60; &quot;B&quot;; IF([.K11] &gt;= 50; &quot;C&quot;;IF([.K11] &gt;=33; &quot;D&quot;; IF([.K11] &gt;= 0; &quot;Fail&quot;))))))" office:value-type="string" office:string-value="Fail" calcext:value-type="string">
            <text:p>Fail</text:p>
          </table:table-cell>
          <table:table-cell table:style-name="ce18" table:formula="of:=RANK([.I11];[.I$2:.I$31])" office:value-type="float" office:value="25" calcext:value-type="float">
            <text:p>25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Inaya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0" calcext:value-type="float">
            <text:p>70</text:p>
          </table:table-cell>
          <table:table-cell table:style-name="ce11" table:formula="of:=SUM([.C12:.I12])" office:value-type="float" office:value="480" calcext:value-type="float">
            <text:p>480</text:p>
          </table:table-cell>
          <table:table-cell table:style-name="ce12" table:formula="of:=AVERAGE([.C12:.I12])" office:value-type="float" office:value="68.5714285714286" calcext:value-type="float">
            <text:p>68.57</text:p>
          </table:table-cell>
          <table:table-cell table:style-name="ce15" table:formula="of:=IF([.K12] &gt;= 80; &quot;A+&quot;; IF([.K12] &gt;= 70; &quot;A&quot;; IF([.K12] &gt;= 60; &quot;B&quot;; IF([.K12] &gt;= 50; &quot;C&quot;;IF([.K12] &gt;=33; &quot;D&quot;; IF([.K12] &gt;= 0; &quot;Fail&quot;))))))" office:value-type="string" office:string-value="B" calcext:value-type="string">
            <text:p>B</text:p>
          </table:table-cell>
          <table:table-cell table:style-name="ce18" table:formula="of:=RANK([.I12];[.I$2:.I$31])" office:value-type="float" office:value="16" calcext:value-type="float">
            <text:p>16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Vihaan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9" calcext:value-type="float">
            <text:p>99</text:p>
          </table:table-cell>
          <table:table-cell table:style-name="ce11" table:formula="of:=SUM([.C13:.I13])" office:value-type="float" office:value="677" calcext:value-type="float">
            <text:p>677</text:p>
          </table:table-cell>
          <table:table-cell table:style-name="ce12" table:formula="of:=AVERAGE([.C13:.I13])" office:value-type="float" office:value="96.7142857142857" calcext:value-type="float">
            <text:p>96.71</text:p>
          </table:table-cell>
          <table:table-cell table:style-name="ce15" table:formula="of:=IF([.K13] &gt;= 80; &quot;A+&quot;; IF([.K13] &gt;= 70; &quot;A&quot;; IF([.K13] &gt;= 60; &quot;B&quot;; IF([.K13] &gt;= 50; &quot;C&quot;;IF([.K13] &gt;=33; &quot;D&quot;; IF([.K13] &gt;= 0; &quot;Fail&quot;))))))" office:value-type="string" office:string-value="A+" calcext:value-type="string">
            <text:p>A+</text:p>
          </table:table-cell>
          <table:table-cell table:style-name="ce18" table:formula="of:=RANK([.I13];[.I$2:.I$31])" office:value-type="float" office:value="1" calcext:value-type="float">
            <text:p>1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Zidan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0" calcext:value-type="float">
            <text:p>50</text:p>
          </table:table-cell>
          <table:table-cell table:style-name="ce11" table:formula="of:=SUM([.C14:.I14])" office:value-type="float" office:value="396" calcext:value-type="float">
            <text:p>396</text:p>
          </table:table-cell>
          <table:table-cell table:style-name="ce12" table:formula="of:=AVERAGE([.C14:.I14])" office:value-type="float" office:value="56.5714285714286" calcext:value-type="float">
            <text:p>56.57</text:p>
          </table:table-cell>
          <table:table-cell table:style-name="ce15" table:formula="of:=IF([.K14] &gt;= 80; &quot;A+&quot;; IF([.K14] &gt;= 70; &quot;A&quot;; IF([.K14] &gt;= 60; &quot;B&quot;; IF([.K14] &gt;= 50; &quot;C&quot;;IF([.K14] &gt;=33; &quot;D&quot;; IF([.K14] &gt;= 0; &quot;Fail&quot;))))))" office:value-type="string" office:string-value="C" calcext:value-type="string">
            <text:p>C</text:p>
          </table:table-cell>
          <table:table-cell table:style-name="ce18" table:formula="of:=RANK([.I14];[.I$2:.I$31])" office:value-type="float" office:value="20" calcext:value-type="float">
            <text:p>20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Tia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4" calcext:value-type="float">
            <text:p>74</text:p>
          </table:table-cell>
          <table:table-cell table:style-name="ce11" table:formula="of:=SUM([.C15:.I15])" office:value-type="float" office:value="523" calcext:value-type="float">
            <text:p>523</text:p>
          </table:table-cell>
          <table:table-cell table:style-name="ce12" table:formula="of:=AVERAGE([.C15:.I15])" office:value-type="float" office:value="74.7142857142857" calcext:value-type="float">
            <text:p>74.71</text:p>
          </table:table-cell>
          <table:table-cell table:style-name="ce15" table:formula="of:=IF([.K15] &gt;= 80; &quot;A+&quot;; IF([.K15] &gt;= 70; &quot;A&quot;; IF([.K15] &gt;= 60; &quot;B&quot;; IF([.K15] &gt;= 50; &quot;C&quot;;IF([.K15] &gt;=33; &quot;D&quot;; IF([.K15] &gt;= 0; &quot;Fail&quot;))))))" office:value-type="string" office:string-value="A" calcext:value-type="string">
            <text:p>A</text:p>
          </table:table-cell>
          <table:table-cell table:style-name="ce18" table:formula="of:=RANK([.I15];[.I$2:.I$31])" office:value-type="float" office:value="15" calcext:value-type="float">
            <text:p>15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Arjun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5" calcext:value-type="float">
            <text:p>25</text:p>
          </table:table-cell>
          <table:table-cell table:style-name="ce11" table:formula="of:=SUM([.C16:.I16])" office:value-type="float" office:value="165" calcext:value-type="float">
            <text:p>165</text:p>
          </table:table-cell>
          <table:table-cell table:style-name="ce12" table:formula="of:=AVERAGE([.C16:.I16])" office:value-type="float" office:value="23.5714285714286" calcext:value-type="float">
            <text:p>23.57</text:p>
          </table:table-cell>
          <table:table-cell table:style-name="ce15" table:formula="of:=IF([.K16] &gt;= 80; &quot;A+&quot;; IF([.K16] &gt;= 70; &quot;A&quot;; IF([.K16] &gt;= 60; &quot;B&quot;; IF([.K16] &gt;= 50; &quot;C&quot;;IF([.K16] &gt;=33; &quot;D&quot;; IF([.K16] &gt;= 0; &quot;Fail&quot;))))))" office:value-type="string" office:string-value="Fail" calcext:value-type="string">
            <text:p>Fail</text:p>
          </table:table-cell>
          <table:table-cell table:style-name="ce18" table:formula="of:=RANK([.I16];[.I$2:.I$31])" office:value-type="float" office:value="27" calcext:value-type="float">
            <text:p>27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Myra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1" calcext:value-type="float">
            <text:p>81</text:p>
          </table:table-cell>
          <table:table-cell table:style-name="ce11" table:formula="of:=SUM([.C17:.I17])" office:value-type="float" office:value="573" calcext:value-type="float">
            <text:p>573</text:p>
          </table:table-cell>
          <table:table-cell table:style-name="ce12" table:formula="of:=AVERAGE([.C17:.I17])" office:value-type="float" office:value="81.8571428571429" calcext:value-type="float">
            <text:p>81.86</text:p>
          </table:table-cell>
          <table:table-cell table:style-name="ce15" table:formula="of:=IF([.K17] &gt;= 80; &quot;A+&quot;; IF([.K17] &gt;= 70; &quot;A&quot;; IF([.K17] &gt;= 60; &quot;B&quot;; IF([.K17] &gt;= 50; &quot;C&quot;;IF([.K17] &gt;=33; &quot;D&quot;; IF([.K17] &gt;= 0; &quot;Fail&quot;))))))" office:value-type="string" office:string-value="A+" calcext:value-type="string">
            <text:p>A+</text:p>
          </table:table-cell>
          <table:table-cell table:style-name="ce18" table:formula="of:=RANK([.I17];[.I$2:.I$31])" office:value-type="float" office:value="10" calcext:value-type="float">
            <text:p>10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Isha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3" calcext:value-type="float">
            <text:p>93</text:p>
          </table:table-cell>
          <table:table-cell table:style-name="ce11" table:formula="of:=SUM([.C18:.I18])" office:value-type="float" office:value="654" calcext:value-type="float">
            <text:p>654</text:p>
          </table:table-cell>
          <table:table-cell table:style-name="ce12" table:formula="of:=AVERAGE([.C18:.I18])" office:value-type="float" office:value="93.4285714285714" calcext:value-type="float">
            <text:p>93.43</text:p>
          </table:table-cell>
          <table:table-cell table:style-name="ce15" table:formula="of:=IF([.K18] &gt;= 80; &quot;A+&quot;; IF([.K18] &gt;= 70; &quot;A&quot;; IF([.K18] &gt;= 60; &quot;B&quot;; IF([.K18] &gt;= 50; &quot;C&quot;;IF([.K18] &gt;=33; &quot;D&quot;; IF([.K18] &gt;= 0; &quot;Fail&quot;))))))" office:value-type="string" office:string-value="A+" calcext:value-type="string">
            <text:p>A+</text:p>
          </table:table-cell>
          <table:table-cell table:style-name="ce18" table:formula="of:=RANK([.I18];[.I$2:.I$31])" office:value-type="float" office:value="4" calcext:value-type="float">
            <text:p>4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Dev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2" calcext:value-type="float">
            <text:p>22</text:p>
          </table:table-cell>
          <table:table-cell table:style-name="ce11" table:formula="of:=SUM([.C19:.I19])" office:value-type="float" office:value="192" calcext:value-type="float">
            <text:p>192</text:p>
          </table:table-cell>
          <table:table-cell table:style-name="ce12" table:formula="of:=AVERAGE([.C19:.I19])" office:value-type="float" office:value="27.4285714285714" calcext:value-type="float">
            <text:p>27.43</text:p>
          </table:table-cell>
          <table:table-cell table:style-name="ce15" table:formula="of:=IF([.K19] &gt;= 80; &quot;A+&quot;; IF([.K19] &gt;= 70; &quot;A&quot;; IF([.K19] &gt;= 60; &quot;B&quot;; IF([.K19] &gt;= 50; &quot;C&quot;;IF([.K19] &gt;=33; &quot;D&quot;; IF([.K19] &gt;= 0; &quot;Fail&quot;))))))" office:value-type="string" office:string-value="Fail" calcext:value-type="string">
            <text:p>Fail</text:p>
          </table:table-cell>
          <table:table-cell table:style-name="ce18" table:formula="of:=RANK([.I19];[.I$2:.I$31])" office:value-type="float" office:value="28" calcext:value-type="float">
            <text:p>28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Adira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8" calcext:value-type="float">
            <text:p>78</text:p>
          </table:table-cell>
          <table:table-cell table:style-name="ce11" table:formula="of:=SUM([.C20:.I20])" office:value-type="float" office:value="513" calcext:value-type="float">
            <text:p>513</text:p>
          </table:table-cell>
          <table:table-cell table:style-name="ce12" table:formula="of:=AVERAGE([.C20:.I20])" office:value-type="float" office:value="73.2857142857143" calcext:value-type="float">
            <text:p>73.29</text:p>
          </table:table-cell>
          <table:table-cell table:style-name="ce15" table:formula="of:=IF([.K20] &gt;= 80; &quot;A+&quot;; IF([.K20] &gt;= 70; &quot;A&quot;; IF([.K20] &gt;= 60; &quot;B&quot;; IF([.K20] &gt;= 50; &quot;C&quot;;IF([.K20] &gt;=33; &quot;D&quot;; IF([.K20] &gt;= 0; &quot;Fail&quot;))))))" office:value-type="string" office:string-value="A" calcext:value-type="string">
            <text:p>A</text:p>
          </table:table-cell>
          <table:table-cell table:style-name="ce18" table:formula="of:=RANK([.I20];[.I$2:.I$31])" office:value-type="float" office:value="13" calcext:value-type="float">
            <text:p>13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Ayan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88" calcext:value-type="float">
            <text:p>88</text:p>
          </table:table-cell>
          <table:table-cell table:style-name="ce11" table:formula="of:=SUM([.C21:.I21])" office:value-type="float" office:value="604" calcext:value-type="float">
            <text:p>604</text:p>
          </table:table-cell>
          <table:table-cell table:style-name="ce12" table:formula="of:=AVERAGE([.C21:.I21])" office:value-type="float" office:value="86.2857142857143" calcext:value-type="float">
            <text:p>86.29</text:p>
          </table:table-cell>
          <table:table-cell table:style-name="ce15" table:formula="of:=IF([.K21] &gt;= 80; &quot;A+&quot;; IF([.K21] &gt;= 70; &quot;A&quot;; IF([.K21] &gt;= 60; &quot;B&quot;; IF([.K21] &gt;= 50; &quot;C&quot;;IF([.K21] &gt;=33; &quot;D&quot;; IF([.K21] &gt;= 0; &quot;Fail&quot;))))))" office:value-type="string" office:string-value="A+" calcext:value-type="string">
            <text:p>A+</text:p>
          </table:table-cell>
          <table:table-cell table:style-name="ce18" table:formula="of:=RANK([.I21];[.I$2:.I$31])" office:value-type="float" office:value="7" calcext:value-type="float">
            <text:p>7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Leila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4" calcext:value-type="float">
            <text:p>54</text:p>
          </table:table-cell>
          <table:table-cell table:style-name="ce11" table:formula="of:=SUM([.C22:.I22])" office:value-type="float" office:value="370" calcext:value-type="float">
            <text:p>370</text:p>
          </table:table-cell>
          <table:table-cell table:style-name="ce12" table:formula="of:=AVERAGE([.C22:.I22])" office:value-type="float" office:value="52.8571428571429" calcext:value-type="float">
            <text:p>52.86</text:p>
          </table:table-cell>
          <table:table-cell table:style-name="ce15" table:formula="of:=IF([.K22] &gt;= 80; &quot;A+&quot;; IF([.K22] &gt;= 70; &quot;A&quot;; IF([.K22] &gt;= 60; &quot;B&quot;; IF([.K22] &gt;= 50; &quot;C&quot;;IF([.K22] &gt;=33; &quot;D&quot;; IF([.K22] &gt;= 0; &quot;Fail&quot;))))))" office:value-type="string" office:string-value="C" calcext:value-type="string">
            <text:p>C</text:p>
          </table:table-cell>
          <table:table-cell table:style-name="ce18" table:formula="of:=RANK([.I22];[.I$2:.I$31])" office:value-type="float" office:value="19" calcext:value-type="float">
            <text:p>19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Samar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67" calcext:value-type="float">
            <text:p>67</text:p>
          </table:table-cell>
          <table:table-cell table:style-name="ce11" table:formula="of:=SUM([.C23:.I23])" office:value-type="float" office:value="487" calcext:value-type="float">
            <text:p>487</text:p>
          </table:table-cell>
          <table:table-cell table:style-name="ce12" table:formula="of:=AVERAGE([.C23:.I23])" office:value-type="float" office:value="69.5714285714286" calcext:value-type="float">
            <text:p>69.57</text:p>
          </table:table-cell>
          <table:table-cell table:style-name="ce15" table:formula="of:=IF([.K23] &gt;= 80; &quot;A+&quot;; IF([.K23] &gt;= 70; &quot;A&quot;; IF([.K23] &gt;= 60; &quot;B&quot;; IF([.K23] &gt;= 50; &quot;C&quot;;IF([.K23] &gt;=33; &quot;D&quot;; IF([.K23] &gt;= 0; &quot;Fail&quot;))))))" office:value-type="string" office:string-value="B" calcext:value-type="string">
            <text:p>B</text:p>
          </table:table-cell>
          <table:table-cell table:style-name="ce18" table:formula="of:=RANK([.I23];[.I$2:.I$31])" office:value-type="float" office:value="17" calcext:value-type="float">
            <text:p>17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Zara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8" calcext:value-type="float">
            <text:p>38</text:p>
          </table:table-cell>
          <table:table-cell table:style-name="ce11" table:formula="of:=SUM([.C24:.I24])" office:value-type="float" office:value="280" calcext:value-type="float">
            <text:p>280</text:p>
          </table:table-cell>
          <table:table-cell table:style-name="ce12" table:formula="of:=AVERAGE([.C24:.I24])" office:value-type="float" office:value="40" calcext:value-type="float">
            <text:p>40.00</text:p>
          </table:table-cell>
          <table:table-cell table:style-name="ce15" table:formula="of:=IF([.K24] &gt;= 80; &quot;A+&quot;; IF([.K24] &gt;= 70; &quot;A&quot;; IF([.K24] &gt;= 60; &quot;B&quot;; IF([.K24] &gt;= 50; &quot;C&quot;;IF([.K24] &gt;=33; &quot;D&quot;; IF([.K24] &gt;= 0; &quot;Fail&quot;))))))" office:value-type="string" office:string-value="D" calcext:value-type="string">
            <text:p>D</text:p>
          </table:table-cell>
          <table:table-cell table:style-name="ce18" table:formula="of:=RANK([.I24];[.I$2:.I$31])" office:value-type="float" office:value="23" calcext:value-type="float">
            <text:p>23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Aarav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1" calcext:value-type="float">
            <text:p>91</text:p>
          </table:table-cell>
          <table:table-cell table:style-name="ce11" table:formula="of:=SUM([.C25:.I25])" office:value-type="float" office:value="643" calcext:value-type="float">
            <text:p>643</text:p>
          </table:table-cell>
          <table:table-cell table:style-name="ce12" table:formula="of:=AVERAGE([.C25:.I25])" office:value-type="float" office:value="91.8571428571429" calcext:value-type="float">
            <text:p>91.86</text:p>
          </table:table-cell>
          <table:table-cell table:style-name="ce15" table:formula="of:=IF([.K25] &gt;= 80; &quot;A+&quot;; IF([.K25] &gt;= 70; &quot;A&quot;; IF([.K25] &gt;= 60; &quot;B&quot;; IF([.K25] &gt;= 50; &quot;C&quot;;IF([.K25] &gt;=33; &quot;D&quot;; IF([.K25] &gt;= 0; &quot;Fail&quot;))))))" office:value-type="string" office:string-value="A+" calcext:value-type="string">
            <text:p>A+</text:p>
          </table:table-cell>
          <table:table-cell table:style-name="ce18" table:formula="of:=RANK([.I25];[.I$2:.I$31])" office:value-type="float" office:value="6" calcext:value-type="float">
            <text:p>6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Maisha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3" calcext:value-type="float">
            <text:p>13</text:p>
          </table:table-cell>
          <table:table-cell table:style-name="ce11" table:formula="of:=SUM([.C26:.I26])" office:value-type="float" office:value="103" calcext:value-type="float">
            <text:p>103</text:p>
          </table:table-cell>
          <table:table-cell table:style-name="ce12" table:formula="of:=AVERAGE([.C26:.I26])" office:value-type="float" office:value="14.7142857142857" calcext:value-type="float">
            <text:p>14.71</text:p>
          </table:table-cell>
          <table:table-cell table:style-name="ce15" table:formula="of:=IF([.K26] &gt;= 80; &quot;A+&quot;; IF([.K26] &gt;= 70; &quot;A&quot;; IF([.K26] &gt;= 60; &quot;B&quot;; IF([.K26] &gt;= 50; &quot;C&quot;;IF([.K26] &gt;=33; &quot;D&quot;; IF([.K26] &gt;= 0; &quot;Fail&quot;))))))" office:value-type="string" office:string-value="Fail" calcext:value-type="string">
            <text:p>Fail</text:p>
          </table:table-cell>
          <table:table-cell table:style-name="ce18" table:formula="of:=RANK([.I26];[.I$2:.I$31])" office:value-type="float" office:value="30" calcext:value-type="float">
            <text:p>30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Ahana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8" calcext:value-type="float">
            <text:p>78</text:p>
          </table:table-cell>
          <table:table-cell table:style-name="ce11" table:formula="of:=SUM([.C27:.I27])" office:value-type="float" office:value="503" calcext:value-type="float">
            <text:p>503</text:p>
          </table:table-cell>
          <table:table-cell table:style-name="ce12" table:formula="of:=AVERAGE([.C27:.I27])" office:value-type="float" office:value="71.8571428571429" calcext:value-type="float">
            <text:p>71.86</text:p>
          </table:table-cell>
          <table:table-cell table:style-name="ce15" table:formula="of:=IF([.K27] &gt;= 80; &quot;A+&quot;; IF([.K27] &gt;= 70; &quot;A&quot;; IF([.K27] &gt;= 60; &quot;B&quot;; IF([.K27] &gt;= 50; &quot;C&quot;;IF([.K27] &gt;=33; &quot;D&quot;; IF([.K27] &gt;= 0; &quot;Fail&quot;))))))" office:value-type="string" office:string-value="A" calcext:value-type="string">
            <text:p>A</text:p>
          </table:table-cell>
          <table:table-cell table:style-name="ce18" table:formula="of:=RANK([.I27];[.I$2:.I$31])" office:value-type="float" office:value="13" calcext:value-type="float">
            <text:p>13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Farhan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86" calcext:value-type="float">
            <text:p>86</text:p>
          </table:table-cell>
          <table:table-cell table:style-name="ce11" table:formula="of:=SUM([.C28:.I28])" office:value-type="float" office:value="602" calcext:value-type="float">
            <text:p>602</text:p>
          </table:table-cell>
          <table:table-cell table:style-name="ce12" table:formula="of:=AVERAGE([.C28:.I28])" office:value-type="float" office:value="86" calcext:value-type="float">
            <text:p>86.00</text:p>
          </table:table-cell>
          <table:table-cell table:style-name="ce15" table:formula="of:=IF([.K28] &gt;= 80; &quot;A+&quot;; IF([.K28] &gt;= 70; &quot;A&quot;; IF([.K28] &gt;= 60; &quot;B&quot;; IF([.K28] &gt;= 50; &quot;C&quot;;IF([.K28] &gt;=33; &quot;D&quot;; IF([.K28] &gt;= 0; &quot;Fail&quot;))))))" office:value-type="string" office:string-value="A+" calcext:value-type="string">
            <text:p>A+</text:p>
          </table:table-cell>
          <table:table-cell table:style-name="ce18" table:formula="of:=RANK([.I28];[.I$2:.I$31])" office:value-type="float" office:value="9" calcext:value-type="float">
            <text:p>9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Aria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0" calcext:value-type="float">
            <text:p>50</text:p>
          </table:table-cell>
          <table:table-cell table:style-name="ce11" table:formula="of:=SUM([.C29:.I29])" office:value-type="float" office:value="346" calcext:value-type="float">
            <text:p>346</text:p>
          </table:table-cell>
          <table:table-cell table:style-name="ce12" table:formula="of:=AVERAGE([.C29:.I29])" office:value-type="float" office:value="49.4285714285714" calcext:value-type="float">
            <text:p>49.43</text:p>
          </table:table-cell>
          <table:table-cell table:style-name="ce15" table:formula="of:=IF([.K29] &gt;= 80; &quot;A+&quot;; IF([.K29] &gt;= 70; &quot;A&quot;; IF([.K29] &gt;= 60; &quot;B&quot;; IF([.K29] &gt;= 50; &quot;C&quot;;IF([.K29] &gt;=33; &quot;D&quot;; IF([.K29] &gt;= 0; &quot;Fail&quot;))))))" office:value-type="string" office:string-value="D" calcext:value-type="string">
            <text:p>D</text:p>
          </table:table-cell>
          <table:table-cell table:style-name="ce18" table:formula="of:=RANK([.I29];[.I$2:.I$31])" office:value-type="float" office:value="20" calcext:value-type="float">
            <text:p>20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Fari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11" table:formula="of:=SUM([.C30:.I30])" office:value-type="float" office:value="689" calcext:value-type="float">
            <text:p>689</text:p>
          </table:table-cell>
          <table:table-cell table:style-name="ce12" table:formula="of:=AVERAGE([.C30:.I30])" office:value-type="float" office:value="98.4285714285714" calcext:value-type="float">
            <text:p>98.43</text:p>
          </table:table-cell>
          <table:table-cell table:style-name="ce15" table:formula="of:=IF([.K30] &gt;= 80; &quot;A+&quot;; IF([.K30] &gt;= 70; &quot;A&quot;; IF([.K30] &gt;= 60; &quot;B&quot;; IF([.K30] &gt;= 50; &quot;C&quot;;IF([.K30] &gt;=33; &quot;D&quot;; IF([.K30] &gt;= 0; &quot;Fail&quot;))))))" office:value-type="string" office:string-value="A+" calcext:value-type="string">
            <text:p>A+</text:p>
          </table:table-cell>
          <table:table-cell table:style-name="ce18" table:formula="of:=RANK([.I30];[.I$2:.I$31])" office:value-type="float" office:value="1" calcext:value-type="float">
            <text:p>1</text:p>
          </table:table-cell>
          <table:table-cell table:style-name="ce20"/>
          <table:table-cell/>
          <table:table-cell table:style-name="ce20" table:number-columns-repeated="5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Iman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style-name="ce11" table:formula="of:=SUM([.C31:.I31])" office:value-type="float" office:value="220" calcext:value-type="float">
            <text:p>220</text:p>
          </table:table-cell>
          <table:table-cell table:style-name="ce12" table:formula="of:=AVERAGE([.C31:.I31])" office:value-type="float" office:value="31.4285714285714" calcext:value-type="float">
            <text:p>31.43</text:p>
          </table:table-cell>
          <table:table-cell table:style-name="ce15" table:formula="of:=IF([.K31] &gt;= 80; &quot;A+&quot;; IF([.K31] &gt;= 70; &quot;A&quot;; IF([.K31] &gt;= 60; &quot;B&quot;; IF([.K31] &gt;= 50; &quot;C&quot;;IF([.K31] &gt;=33; &quot;D&quot;; IF([.K31] &gt;= 0; &quot;Fail&quot;))))))" office:value-type="string" office:string-value="Fail" calcext:value-type="string">
            <text:p>Fail</text:p>
          </table:table-cell>
          <table:table-cell table:style-name="ce18" table:formula="of:=RANK([.I31];[.I$2:.I$31])" office:value-type="float" office:value="25" calcext:value-type="float">
            <text:p>25</text:p>
          </table:table-cell>
          <table:table-cell table:style-name="ce20"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11"/>
          <table:table-cell table:number-columns-repeated="5"/>
        </table:table-row>
        <table:table-row table:style-name="ro2">
          <table:table-cell table:number-columns-repeated="2"/>
          <table:table-cell table:style-name="ce6"/>
          <table:table-cell table:style-name="ce20"/>
          <table:table-cell table:number-columns-repeated="5"/>
          <table:table-cell table:style-name="ce20" table:number-columns-repeated="3"/>
          <table:table-cell table:style-name="ce13" table:number-columns-repeated="2"/>
          <table:table-cell table:number-columns-repeated="6"/>
        </table:table-row>
        <table:table-row table:style-name="ro2" table:number-rows-repeated="1048542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  <table:database-ranges>
        <table:database-range table:name="__Anonymous_Sheet_DB__0" table:target-range-address="Sheet1.A8:Sheet1.A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ato Black" svg:font-family="'Lato Black'" style:font-adornments="Regular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in" fo:page-height="9in" style:num-format="1" style:print-orientation="landscape" style:scale-to="9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/00/0000</text:date>, <text:time style:data-style-name="N2" text:time-value="00:52:49.9623844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 N M Mashud</meta:initial-creator>
    <meta:creation-date>2024-09-25T21:32:48.306534474</meta:creation-date>
    <dc:date>2024-09-26T01:28:18.891161699</dc:date>
    <dc:creator>A N M Mashud</dc:creator>
    <meta:editing-duration>PT18M52S</meta:editing-duration>
    <meta:editing-cycles>5</meta:editing-cycles>
    <meta:generator>LibreOffice/24.8.1.2$Linux_X86_64 LibreOffice_project/87fa9aec1a63e70835390b81c40bb8993f1d4ff6</meta:generator>
    <meta:print-date>2024-09-26T01:22:29.097702365</meta:print-date>
    <meta:printed-by>PDF files: A N M Mashud</meta:printed-by>
    <meta:document-statistic meta:table-count="1" meta:cell-count="40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opacity="50%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344cm" svg:height="12.781cm" xlink:href=".." xlink:type="simple" chart:class="chart:bar" chart:style-name="ch1">
        <chart:title svg:x="6.26cm" svg:y="0.383cm" chart:style-name="ch2">
          <text:p>Subjectwise Number</text:p>
        </chart:title>
        <chart:legend chart:legend-position="end" svg:x="18.041cm" svg:y="4.597cm" style:legend-expansion="high" chart:style-name="ch3"/>
        <chart:plot-area chart:style-name="ch4" table:cell-range-address="Sheet1.C1:Sheet1.I31" chart:data-source-has-labels="row" svg:x="0.406cm" svg:y="1.425cm" svg:width="17.229cm" svg:height="11.101cm">
          <chart:coordinate-region svg:x="1.231cm" svg:y="1.625cm" svg:width="16.404cm" svg:height="10.25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C2:Sheet1.C31" chart:label-cell-address="Sheet1.C1:Sheet1.C1" chart:class="chart:bar">
            <chart:data-point chart:repeated="30"/>
          </chart:series>
          <chart:series chart:style-name="ch9" chart:values-cell-range-address="Sheet1.D2:Sheet1.D31" chart:label-cell-address="Sheet1.D1:Sheet1.D1" chart:class="chart:bar">
            <chart:data-point chart:repeated="30"/>
          </chart:series>
          <chart:series chart:style-name="ch10" chart:values-cell-range-address="Sheet1.E2:Sheet1.E31" chart:label-cell-address="Sheet1.E1:Sheet1.E1" chart:class="chart:bar">
            <chart:data-point chart:repeated="30"/>
          </chart:series>
          <chart:series chart:style-name="ch11" chart:values-cell-range-address="Sheet1.F2:Sheet1.F31" chart:label-cell-address="Sheet1.F1:Sheet1.F1" chart:class="chart:bar">
            <chart:data-point chart:repeated="30"/>
          </chart:series>
          <chart:series chart:style-name="ch12" chart:values-cell-range-address="Sheet1.G2:Sheet1.G31" chart:label-cell-address="Sheet1.G1:Sheet1.G1" chart:class="chart:bar">
            <chart:data-point chart:repeated="30"/>
          </chart:series>
          <chart:series chart:style-name="ch13" chart:values-cell-range-address="Sheet1.H2:Sheet1.H31" chart:label-cell-address="Sheet1.H1:Sheet1.H1" chart:class="chart:bar">
            <chart:data-point chart:repeated="30"/>
          </chart:series>
          <chart:series chart:style-name="ch14" chart:values-cell-range-address="Sheet1.I2:Sheet1.I31" chart:label-cell-address="Sheet1.I1:Sheet1.I1" chart:class="chart:bar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ngla</text:p>
                <draw:g>
                  <svg:desc>Sheet1.C1:Sheet1.C1</svg:desc>
                </draw:g>
              </table:table-cell>
              <table:table-cell office:value-type="string">
                <text:p>English</text:p>
                <draw:g>
                  <svg:desc>Sheet1.D1:Sheet1.D1</svg:desc>
                </draw:g>
              </table:table-cell>
              <table:table-cell office:value-type="string">
                <text:p>Physics</text:p>
                <draw:g>
                  <svg:desc>Sheet1.E1:Sheet1.E1</svg:desc>
                </draw:g>
              </table:table-cell>
              <table:table-cell office:value-type="string">
                <text:p>Chemistry</text:p>
                <draw:g>
                  <svg:desc>Sheet1.F1:Sheet1.F1</svg:desc>
                </draw:g>
              </table:table-cell>
              <table:table-cell office:value-type="string">
                <text:p>Math</text:p>
                <draw:g>
                  <svg:desc>Sheet1.G1:Sheet1.G1</svg:desc>
                </draw:g>
              </table:table-cell>
              <table:table-cell office:value-type="string">
                <text:p>Biology</text:p>
                <draw:g>
                  <svg:desc>Sheet1.H1:Sheet1.H1</svg:desc>
                </draw:g>
              </table:table-cell>
              <table:table-cell office:value-type="string">
                <text:p>IC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">
                <text:p>85</text:p>
                <draw:g>
                  <svg:desc>Sheet1.C2:Sheet1.C31</svg:desc>
                </draw:g>
              </table:table-cell>
              <table:table-cell office:value-type="float" office:value="78">
                <text:p>78</text:p>
                <draw:g>
                  <svg:desc>Sheet1.D2:Sheet1.D31</svg:desc>
                </draw:g>
              </table:table-cell>
              <table:table-cell office:value-type="float" office:value="90">
                <text:p>90</text:p>
                <draw:g>
                  <svg:desc>Sheet1.E2:Sheet1.E31</svg:desc>
                </draw:g>
              </table:table-cell>
              <table:table-cell office:value-type="float" office:value="92">
                <text:p>92</text:p>
                <draw:g>
                  <svg:desc>Sheet1.F2:Sheet1.F31</svg:desc>
                </draw:g>
              </table:table-cell>
              <table:table-cell office:value-type="float" office:value="88">
                <text:p>88</text:p>
                <draw:g>
                  <svg:desc>Sheet1.G2:Sheet1.G31</svg:desc>
                </draw:g>
              </table:table-cell>
              <table:table-cell office:value-type="float" office:value="76">
                <text:p>76</text:p>
                <draw:g>
                  <svg:desc>Sheet1.H2:Sheet1.H31</svg:desc>
                </draw:g>
              </table:table-cell>
              <table:table-cell office:value-type="float" office:value="80">
                <text:p>80</text:p>
                <draw:g>
                  <svg:desc>Sheet1.I2:Sheet1.I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">
                <text:p>92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">
                <text:p>78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75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98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62">
                <text:p>62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1.2$Linux_X86_64 LibreOffice_project/87fa9aec1a63e70835390b81c40bb8993f1d4ff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